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ext_20_body">
      <style:text-properties fo:font-style="normal" fo:font-weight="normal" officeooo:rsid="01abe1f5" officeooo:paragraph-rsid="01abe1f5" style:font-style-asian="normal" style:font-weight-asian="normal" style:font-style-complex="normal" style:font-weight-complex="normal"/>
    </style:style>
    <style:style style:name="P4" style:family="paragraph" style:parent-style-name="Text_20_body">
      <style:text-properties fo:font-style="normal" fo:font-weight="normal" officeooo:rsid="01ae32a6" officeooo:paragraph-rsid="01ae32a6" style:font-style-asian="normal" style:font-weight-asian="normal" style:font-style-complex="normal" style:font-weight-complex="normal"/>
    </style:style>
    <style:style style:name="P5" style:family="paragraph" style:parent-style-name="Text_20_body">
      <style:text-properties fo:font-style="normal" fo:font-weight="normal" officeooo:rsid="01b22cfa" officeooo:paragraph-rsid="01b22cfa" style:font-style-asian="normal" style:font-weight-asian="normal" style:font-style-complex="normal" style:font-weight-complex="normal"/>
    </style:style>
    <style:style style:name="P6" style:family="paragraph" style:parent-style-name="Text_20_body">
      <style:text-properties fo:font-style="normal" fo:font-weight="normal" officeooo:rsid="01b2d66b" officeooo:paragraph-rsid="01b2d66b" style:font-style-asian="normal" style:font-weight-asian="normal" style:font-style-complex="normal" style:font-weight-complex="normal"/>
    </style:style>
    <style:style style:name="P7" style:family="paragraph" style:parent-style-name="Text_20_body">
      <style:text-properties fo:font-style="normal" fo:font-weight="normal" officeooo:rsid="01b3b735" officeooo:paragraph-rsid="01b3b735" style:font-style-asian="normal" style:font-weight-asian="normal" style:font-style-complex="normal" style:font-weight-complex="normal"/>
    </style:style>
    <style:style style:name="P8" style:family="paragraph" style:parent-style-name="Text_20_body">
      <style:text-properties fo:font-style="normal" fo:font-weight="bold" officeooo:rsid="01b134b1" officeooo:paragraph-rsid="01ae32a6" style:font-style-asian="normal" style:font-weight-asian="bold" style:font-style-complex="normal" style:font-weight-complex="bold"/>
    </style:style>
    <style:style style:name="P9" style:family="paragraph" style:parent-style-name="Text_20_body">
      <style:text-properties fo:font-weight="bold" officeooo:rsid="01abe1f5" officeooo:paragraph-rsid="01abe1f5" style:font-weight-asian="bold" style:font-weight-complex="bold"/>
    </style:style>
    <style:style style:name="P10" style:family="paragraph" style:parent-style-name="Text_20_body">
      <style:text-properties fo:font-weight="normal" officeooo:rsid="01abe1f5" officeooo:paragraph-rsid="01abe1f5" style:font-weight-asian="normal" style:font-weight-complex="normal"/>
    </style:style>
    <style:style style:name="P11" style:family="paragraph" style:parent-style-name="Text_20_body" style:list-style-name="L22">
      <style:text-properties fo:font-weight="normal" officeooo:rsid="01abe1f5" officeooo:paragraph-rsid="01abe1f5" style:font-weight-asian="normal" style:font-weight-complex="normal"/>
    </style:style>
    <style:style style:name="P12" style:family="paragraph" style:parent-style-name="Text_20_body">
      <style:text-properties officeooo:rsid="01abe1f5" officeooo:paragraph-rsid="01abe1f5"/>
    </style:style>
    <style:style style:name="P13" style:family="paragraph" style:parent-style-name="Text_20_body">
      <style:text-properties officeooo:paragraph-rsid="01abe1f5"/>
    </style:style>
    <style:style style:name="P14" style:family="paragraph" style:parent-style-name="Text_20_body" style:list-style-name="L23">
      <style:text-properties officeooo:paragraph-rsid="01b3b735"/>
    </style:style>
    <style:style style:name="P15" style:family="paragraph" style:parent-style-name="Text_20_body" style:list-style-name="L23">
      <style:text-properties officeooo:rsid="01b3b735" officeooo:paragraph-rsid="01b3b735"/>
    </style:style>
    <style:style style:name="P16" style:family="paragraph" style:parent-style-name="Text_20_body">
      <style:text-properties officeooo:rsid="01b3b735" officeooo:paragraph-rsid="01b3b735"/>
    </style:style>
    <style:style style:name="P17" style:family="paragraph" style:parent-style-name="Text_20_body">
      <style:text-properties officeooo:rsid="01b470f9" officeooo:paragraph-rsid="01b470f9"/>
    </style:style>
    <style:style style:name="P18" style:family="paragraph" style:parent-style-name="Text_20_body">
      <style:text-properties officeooo:rsid="01b5a9e7" officeooo:paragraph-rsid="01b5a9e7"/>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1b3b735" style:font-style-asian="normal" style:font-weight-asian="normal" style:font-style-complex="normal" style:font-weight-complex="normal"/>
    </style:style>
    <style:style style:name="T3" style:family="text">
      <style:text-properties fo:font-style="normal" fo:font-weight="normal" officeooo:rsid="01b5a9e7"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weight="normal" officeooo:rsid="01abe1f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ciologie des organisations</text:p>
      <text:p text:style-name="Text_20_body"/>
      <text:p text:style-name="P12">Henry Mintzberg : étudie les stratégies d’organisation. On organise pas un hôpital de la même manière qu’une fonderie.</text:p>
      <text:p text:style-name="P12">On va parler d’organisations et non d’entreprise pour garder large champs d’analyse. L’organisation comprend plus de formes / structures que le terme entreprise. On peut parler de l’organisation d’une église ou d’une association par exemple.</text:p>
      <text:p text:style-name="P12"/>
      <text:p text:style-name="P9">Qu’est-ce qu’une organisation ?</text:p>
      <text:p text:style-name="P13"><text:span text:style-name="T5">Des exemples d’organisations :</text:span></text:p>
      <text:list xml:id="list7973559612359994655" text:style-name="L22">
        <text:list-item>
          <text:p text:style-name="P11">Privées et à but lucratif : SARL, SA, …</text:p>
        </text:list-item>
        <text:list-item>
          <text:p text:style-name="P11">Privées sans but lucratif : associations</text:p>
        </text:list-item>
        <text:list-item>
          <text:p text:style-name="P11">Publiques : hôpitaux, université, commissariat, …</text:p>
        </text:list-item>
      </text:list>
      <text:p text:style-name="P10"/>
      <text:p text:style-name="P10">L’organisation est structurée (« organisée ») d’une certaine manière, le même terme d’organisation est utilisé pour désigner une entité collective et pour désigner une propriété de cette entité.</text:p>
      <text:p text:style-name="P10"/>
      <text:p text:style-name="P9">« Organisation » instituée vs groupe informel</text:p>
      <text:p text:style-name="P10">Une organisation est une manière exclusive de fonctionner, avec des fonctions etc. On la distingue d’un groupe informel, bien qu’un tel groupe possède toujours une certaine organisation.</text:p>
      <text:p text:style-name="P10">Une organisation a un ensemble de buts explicite et, souvent, un statut juridique qui lui permet d’exercer une activité économique en tant que <text:span text:style-name="T4">personne morale.</text:span></text:p>
      <text:p text:style-name="P3">Les rôles et les procédures y sont plus ou moins formalisés.</text:p>
      <text:p text:style-name="P4">Organisation du territoire : Pays &gt; Région &gt; Département &gt; Canton &gt; Communauté de commune &gt; Commune</text:p>
      <text:p text:style-name="P8"/>
      <text:p text:style-name="P5">Une entreprise privée est rythmée par ses bilans annuels. C’est le moment où l’argent possédé est redistribué, partagé, placé.</text:p>
      <text:p text:style-name="P6">Il y a des contrôleurs de budgets qui organise l’argent dans une entreprise et qui alloue des montants selon les secteurs / équipes.</text:p>
      <text:p text:style-name="P6"/>
      <text:p text:style-name="P6"><text:soft-page-break/>Le système de gestion peut être un facteur de dégradation de la qualité de service ou de bénéfice. Par exemple, les hôpitaux risquent d’avoir des politiques du chiffre et donc les salariés pourraient être tenté de faire un travail de moins bonne qualité pour améliorer le rendement.</text:p>
      <text:p text:style-name="P6"/>
      <text:p text:style-name="P7">Industrie et services :</text:p>
      <text:p text:style-name="P7">L’industrie concerne le produit que l’on vend au client.</text:p>
      <text:p text:style-name="P7">Le service est une prestation (qui peut comprendre un produit) au client.</text:p>
      <text:p text:style-name="P7">Différent type de services :</text:p>
      <text:list xml:id="list3631006895582582651" text:style-name="L23">
        <text:list-item>
          <text:p text:style-name="P14"><text:span text:style-name="T2">Logistique et transport</text:span></text:p>
        </text:list-item>
        <text:list-item>
          <text:p text:style-name="P15"><text:span text:style-name="T1">Maintenance et réparations</text:span></text:p>
        </text:list-item>
        <text:list-item>
          <text:p text:style-name="P15"><text:span text:style-name="T1">Information</text:span></text:p>
        </text:list-item>
        <text:list-item>
          <text:p text:style-name="P15"><text:span text:style-name="T1">Immatériel et Relationnel</text:span></text:p>
        </text:list-item>
      </text:list>
      <text:p text:style-name="P16"><text:span text:style-name="T1"/></text:p>
      <text:p text:style-name="P16"><text:span text:style-name="T1">On peut évaluer un service via un consensus social alors qu’un produit peut être comparé via un étalon.</text:span></text:p>
      <text:p text:style-name="P16"><text:span text:style-name="T1"/></text:p>
      <text:p text:style-name="P17"><text:span text:style-name="T1">Mme Rack</text:span><text:span text:style-name="T3">u</text:span><text:span text:style-name="T1"> :</text:span></text:p>
      <text:p text:style-name="P17"><text:span text:style-name="T1">Atelier &gt; Poterie : préparation, cuisson, vernis, colle.</text:span></text:p>
      <text:p text:style-name="P18"><text:span text:style-name="T1">Tout elle même</text:span></text:p>
      <text:p text:style-name="P18"><text:span text:style-name="T1">Trop de commande / production – offre &lt; demande</text:span></text:p>
      <text:p text:style-name="P18"><text:span text:style-name="T1">→ embaucher mm misque → organisation avec une salariée → préparation puis confection</text:span></text:p>
      <text:p text:style-name="P18"><text:span text:style-name="T1">Division du travail avec une coordination informelle car dans le même atelier.</text:span></text:p>
      <text:p text:style-name="P1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agement</text:p>
      </style:header>
      <style:footer>
        <text:p text:style-name="MP2"><text:page-number text:select-page="current">1</text:page-number>/<text:page-count>2</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4-13T11:17:02.888000000</dc:date>
    <meta:editing-duration>PT14H38M16S</meta:editing-duration>
    <meta:editing-cycles>387</meta:editing-cycles>
    <meta:generator>LibreOffice/5.1.1.3$Windows_x86 LibreOffice_project/89f508ef3ecebd2cfb8e1def0f0ba9a803b88a6d</meta:generator>
    <meta:document-statistic meta:table-count="0" meta:image-count="0" meta:object-count="0" meta:page-count="2" meta:paragraph-count="34" meta:word-count="403" meta:character-count="2537" meta:non-whitespace-character-count="2174"/>
  </office:meta>
</office:document-meta>
</file>